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3425in"/>
    </style:style>
    <style:style style:name="co6" style:family="table-column">
      <style:table-column-properties fo:break-before="auto" style:column-width="1.778in"/>
    </style:style>
    <style:style style:name="co7" style:family="table-column">
      <style:table-column-properties fo:break-before="auto" style:column-width="1.2445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D</text:p>
          </table:table-cell>
          <table:table-cell table:number-columns-repeated="2"/>
          <table:table-cell table:style-name="ce5" office:value-type="string" calcext:value-type="string">
            <text:p>Compounding Interval per year (months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t % pa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Interest @ compounding interval</text:p>
          </table:table-cell>
          <table:table-cell table:formula="of:=([.B2] / 100) * ([.E1]/12)" office:value-type="float" office:value="0.0266666666666667" calcext:value-type="float">
            <text:p>0.02666666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rest pm</text:p>
          </table:table-cell>
          <table:table-cell table:formula="of:=[.B2]/1200" office:value-type="float" office:value="0.00666666666666667" calcext:value-type="float">
            <text:p>0.0066666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nthly Investment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Compounded Monthly</text:p>
          </table:table-cell>
          <table:table-cell table:number-columns-repeated="2"/>
          <table:table-cell table:style-name="ce1" office:value-type="string" calcext:value-type="string">
            <text:p>Compounded Quarterly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onths</text:p>
          </table:table-cell>
          <table:table-cell table:style-name="ce1" office:value-type="string" calcext:value-type="string">
            <text:p>Monthly Investment</text:p>
          </table:table-cell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Interest</text:p>
          </table:table-cell>
          <table:table-cell table:style-name="ce1" office:value-type="string" calcext:value-type="string">
            <text:p>Quater</text:p>
          </table:table-cell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Interes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[.B4]" office:value-type="float" office:value="1000" calcext:value-type="float">
            <text:p>1000</text:p>
          </table:table-cell>
          <table:table-cell table:style-name="ce4" table:formula="of:=[.B7]" office:value-type="float" office:value="1000" calcext:value-type="float">
            <text:p>1000.00</text:p>
          </table:table-cell>
          <table:table-cell table:style-name="ce4" table:formula="of:=[.C7]*[.$B$3]" office:value-type="float" office:value="6.66666666666667" calcext:value-type="float">
            <text:p>6.67</text:p>
          </table:table-cell>
          <table:table-cell table:formula="of:=IF(MOD([.A7];[.$E$1])=0;1;0)" office:value-type="float" office:value="0" calcext:value-type="float">
            <text:p>0</text:p>
          </table:table-cell>
          <table:table-cell table:style-name="ce4" table:formula="of:=[.B7]" office:value-type="float" office:value="1000" calcext:value-type="float">
            <text:p>1000.00</text:p>
          </table:table-cell>
          <table:table-cell table:style-name="ce4" table:formula="of:=[.F7]*[.E7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table:formula="of:=[.B7]" office:value-type="float" office:value="1000" calcext:value-type="float">
            <text:p>1000</text:p>
          </table:table-cell>
          <table:table-cell table:style-name="ce4" table:formula="of:=[.C7]+[.D7]+[.B8]" office:value-type="float" office:value="2006.66666666667" calcext:value-type="float">
            <text:p>2006.67</text:p>
          </table:table-cell>
          <table:table-cell table:style-name="ce4" table:formula="of:=[.C8]*[.$B$3]" office:value-type="float" office:value="13.3777777777778" calcext:value-type="float">
            <text:p>13.38</text:p>
          </table:table-cell>
          <table:table-cell table:formula="of:=IF(MOD([.A8];[.$E$1])=0;1;0)" office:value-type="float" office:value="0" calcext:value-type="float">
            <text:p>0</text:p>
          </table:table-cell>
          <table:table-cell table:style-name="ce4" table:formula="of:=[.F7]+[.G7]+[.B8]" office:value-type="float" office:value="2000" calcext:value-type="float">
            <text:p>2000.00</text:p>
          </table:table-cell>
          <table:table-cell table:style-name="ce4" table:formula="of:=[.F8]*[.E8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table:formula="of:=[.B8]" office:value-type="float" office:value="1000" calcext:value-type="float">
            <text:p>1000</text:p>
          </table:table-cell>
          <table:table-cell table:style-name="ce4" table:formula="of:=[.C8]+[.D8]+[.B9]" office:value-type="float" office:value="3020.04444444444" calcext:value-type="float">
            <text:p>3020.04</text:p>
          </table:table-cell>
          <table:table-cell table:style-name="ce4" table:formula="of:=[.C9]*[.$B$3]" office:value-type="float" office:value="20.1336296296296" calcext:value-type="float">
            <text:p>20.13</text:p>
          </table:table-cell>
          <table:table-cell table:formula="of:=IF(MOD([.A9];[.$E$1])=0;1;0)" office:value-type="float" office:value="0" calcext:value-type="float">
            <text:p>0</text:p>
          </table:table-cell>
          <table:table-cell table:style-name="ce4" table:formula="of:=[.F8]+[.G8]+[.B9]" office:value-type="float" office:value="3000" calcext:value-type="float">
            <text:p>3000.00</text:p>
          </table:table-cell>
          <table:table-cell table:style-name="ce4" table:formula="of:=[.F9]*[.E9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table:formula="of:=[.B9]" office:value-type="float" office:value="1000" calcext:value-type="float">
            <text:p>1000</text:p>
          </table:table-cell>
          <table:table-cell table:style-name="ce4" table:formula="of:=[.C9]+[.D9]+[.B10]" office:value-type="float" office:value="4040.17807407407" calcext:value-type="float">
            <text:p>4040.18</text:p>
          </table:table-cell>
          <table:table-cell table:style-name="ce4" table:formula="of:=[.C10]*[.$B$3]" office:value-type="float" office:value="26.9345204938272" calcext:value-type="float">
            <text:p>26.93</text:p>
          </table:table-cell>
          <table:table-cell table:formula="of:=IF(MOD([.A10];[.$E$1])=0;1;0)" office:value-type="float" office:value="1" calcext:value-type="float">
            <text:p>1</text:p>
          </table:table-cell>
          <table:table-cell table:style-name="ce4" table:formula="of:=[.F9]+[.G9]+[.B10]" office:value-type="float" office:value="4000" calcext:value-type="float">
            <text:p>4000.00</text:p>
          </table:table-cell>
          <table:table-cell table:style-name="ce4" table:formula="of:=[.F10]*[.E10]*[.$E$2]" office:value-type="float" office:value="106.666666666667" calcext:value-type="float">
            <text:p>106.67</text:p>
          </table:table-cell>
          <table:table-cell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table:formula="of:=[.B10]" office:value-type="float" office:value="1000" calcext:value-type="float">
            <text:p>1000</text:p>
          </table:table-cell>
          <table:table-cell table:style-name="ce4" table:formula="of:=[.C10]+[.D10]+[.B11]" office:value-type="float" office:value="5067.1125945679" calcext:value-type="float">
            <text:p>5067.11</text:p>
          </table:table-cell>
          <table:table-cell table:style-name="ce4" table:formula="of:=[.C11]*[.$B$3]" office:value-type="float" office:value="33.7807506304527" calcext:value-type="float">
            <text:p>33.78</text:p>
          </table:table-cell>
          <table:table-cell table:formula="of:=IF(MOD([.A11];[.$E$1])=0;1;0)" office:value-type="float" office:value="0" calcext:value-type="float">
            <text:p>0</text:p>
          </table:table-cell>
          <table:table-cell table:style-name="ce4" table:formula="of:=[.F10]+[.G10]+[.B11]" office:value-type="float" office:value="5106.66666666667" calcext:value-type="float">
            <text:p>5106.67</text:p>
          </table:table-cell>
          <table:table-cell table:style-name="ce4" table:formula="of:=[.F11]*[.E11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table:formula="of:=[.B11]" office:value-type="float" office:value="1000" calcext:value-type="float">
            <text:p>1000</text:p>
          </table:table-cell>
          <table:table-cell table:style-name="ce4" table:formula="of:=[.C11]+[.D11]+[.B12]" office:value-type="float" office:value="6100.89334519835" calcext:value-type="float">
            <text:p>6100.89</text:p>
          </table:table-cell>
          <table:table-cell table:style-name="ce4" table:formula="of:=[.C12]*[.$B$3]" office:value-type="float" office:value="40.6726223013224" calcext:value-type="float">
            <text:p>40.67</text:p>
          </table:table-cell>
          <table:table-cell table:formula="of:=IF(MOD([.A12];[.$E$1])=0;1;0)" office:value-type="float" office:value="0" calcext:value-type="float">
            <text:p>0</text:p>
          </table:table-cell>
          <table:table-cell table:style-name="ce4" table:formula="of:=[.F11]+[.G11]+[.B12]" office:value-type="float" office:value="6106.66666666667" calcext:value-type="float">
            <text:p>6106.67</text:p>
          </table:table-cell>
          <table:table-cell table:style-name="ce4" table:formula="of:=[.F12]*[.E12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table:formula="of:=[.B12]" office:value-type="float" office:value="1000" calcext:value-type="float">
            <text:p>1000</text:p>
          </table:table-cell>
          <table:table-cell table:style-name="ce4" table:formula="of:=[.C12]+[.D12]+[.B13]" office:value-type="float" office:value="7141.56596749968" calcext:value-type="float">
            <text:p>7141.57</text:p>
          </table:table-cell>
          <table:table-cell table:style-name="ce4" table:formula="of:=[.C13]*[.$B$3]" office:value-type="float" office:value="47.6104397833312" calcext:value-type="float">
            <text:p>47.61</text:p>
          </table:table-cell>
          <table:table-cell table:formula="of:=IF(MOD([.A13];[.$E$1])=0;1;0)" office:value-type="float" office:value="0" calcext:value-type="float">
            <text:p>0</text:p>
          </table:table-cell>
          <table:table-cell table:style-name="ce4" table:formula="of:=[.F12]+[.G12]+[.B13]" office:value-type="float" office:value="7106.66666666667" calcext:value-type="float">
            <text:p>7106.67</text:p>
          </table:table-cell>
          <table:table-cell table:style-name="ce4" table:formula="of:=[.F13]*[.E13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table:formula="of:=[.B13]" office:value-type="float" office:value="1000" calcext:value-type="float">
            <text:p>1000</text:p>
          </table:table-cell>
          <table:table-cell table:style-name="ce4" table:formula="of:=[.C13]+[.D13]+[.B14]" office:value-type="float" office:value="8189.17640728301" calcext:value-type="float">
            <text:p>8189.18</text:p>
          </table:table-cell>
          <table:table-cell table:style-name="ce4" table:formula="of:=[.C14]*[.$B$3]" office:value-type="float" office:value="54.5945093818867" calcext:value-type="float">
            <text:p>54.59</text:p>
          </table:table-cell>
          <table:table-cell table:formula="of:=IF(MOD([.A14];[.$E$1])=0;1;0)" office:value-type="float" office:value="1" calcext:value-type="float">
            <text:p>1</text:p>
          </table:table-cell>
          <table:table-cell table:style-name="ce4" table:formula="of:=[.F13]+[.G13]+[.B14]" office:value-type="float" office:value="8106.66666666667" calcext:value-type="float">
            <text:p>8106.67</text:p>
          </table:table-cell>
          <table:table-cell table:style-name="ce4" table:formula="of:=[.F14]*[.E14]*[.$E$2]" office:value-type="float" office:value="216.177777777778" calcext:value-type="float">
            <text:p>216.18</text:p>
          </table:table-cell>
          <table:table-cell table:style-name="ce1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table:formula="of:=[.B14]" office:value-type="float" office:value="1000" calcext:value-type="float">
            <text:p>1000</text:p>
          </table:table-cell>
          <table:table-cell table:style-name="ce4" table:formula="of:=[.C14]+[.D14]+[.B15]" office:value-type="float" office:value="9243.7709166649" calcext:value-type="float">
            <text:p>9243.77</text:p>
          </table:table-cell>
          <table:table-cell table:style-name="ce4" table:formula="of:=[.C15]*[.$B$3]" office:value-type="float" office:value="61.6251394444326" calcext:value-type="float">
            <text:p>61.63</text:p>
          </table:table-cell>
          <table:table-cell table:formula="of:=IF(MOD([.A15];[.$E$1])=0;1;0)" office:value-type="float" office:value="0" calcext:value-type="float">
            <text:p>0</text:p>
          </table:table-cell>
          <table:table-cell table:style-name="ce4" table:formula="of:=[.F14]+[.G14]+[.B15]" office:value-type="float" office:value="9322.84444444445" calcext:value-type="float">
            <text:p>9322.84</text:p>
          </table:table-cell>
          <table:table-cell table:style-name="ce4" table:formula="of:=[.F15]*[.E15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table:formula="of:=[.B15]" office:value-type="float" office:value="1000" calcext:value-type="float">
            <text:p>1000</text:p>
          </table:table-cell>
          <table:table-cell table:style-name="ce4" table:formula="of:=[.C15]+[.D15]+[.B16]" office:value-type="float" office:value="10305.3960561093" calcext:value-type="float">
            <text:p>10305.40</text:p>
          </table:table-cell>
          <table:table-cell table:style-name="ce4" table:formula="of:=[.C16]*[.$B$3]" office:value-type="float" office:value="68.7026403740622" calcext:value-type="float">
            <text:p>68.70</text:p>
          </table:table-cell>
          <table:table-cell table:formula="of:=IF(MOD([.A16];[.$E$1])=0;1;0)" office:value-type="float" office:value="0" calcext:value-type="float">
            <text:p>0</text:p>
          </table:table-cell>
          <table:table-cell table:style-name="ce4" table:formula="of:=[.F15]+[.G15]+[.B16]" office:value-type="float" office:value="10322.8444444444" calcext:value-type="float">
            <text:p>10322.84</text:p>
          </table:table-cell>
          <table:table-cell table:style-name="ce4" table:formula="of:=[.F16]*[.E16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16]+1" office:value-type="float" office:value="11" calcext:value-type="float">
            <text:p>11</text:p>
          </table:table-cell>
          <table:table-cell table:formula="of:=[.B16]" office:value-type="float" office:value="1000" calcext:value-type="float">
            <text:p>1000</text:p>
          </table:table-cell>
          <table:table-cell table:style-name="ce4" table:formula="of:=[.C16]+[.D16]+[.B17]" office:value-type="float" office:value="11374.0986964834" calcext:value-type="float">
            <text:p>11374.10</text:p>
          </table:table-cell>
          <table:table-cell table:style-name="ce4" table:formula="of:=[.C17]*[.$B$3]" office:value-type="float" office:value="75.8273246432226" calcext:value-type="float">
            <text:p>75.83</text:p>
          </table:table-cell>
          <table:table-cell table:formula="of:=IF(MOD([.A17];[.$E$1])=0;1;0)" office:value-type="float" office:value="0" calcext:value-type="float">
            <text:p>0</text:p>
          </table:table-cell>
          <table:table-cell table:style-name="ce4" table:formula="of:=[.F16]+[.G16]+[.B17]" office:value-type="float" office:value="11322.8444444444" calcext:value-type="float">
            <text:p>11322.84</text:p>
          </table:table-cell>
          <table:table-cell table:style-name="ce4" table:formula="of:=[.F17]*[.E17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17]+1" office:value-type="float" office:value="12" calcext:value-type="float">
            <text:p>12</text:p>
          </table:table-cell>
          <table:table-cell table:formula="of:=[.B17]" office:value-type="float" office:value="1000" calcext:value-type="float">
            <text:p>1000</text:p>
          </table:table-cell>
          <table:table-cell table:style-name="ce4" table:formula="of:=[.C17]+[.D17]+[.B18]" office:value-type="float" office:value="12449.9260211266" calcext:value-type="float">
            <text:p>12449.93</text:p>
          </table:table-cell>
          <table:table-cell table:style-name="ce4" table:formula="of:=[.C18]*[.$B$3]" office:value-type="float" office:value="82.9995068075108" calcext:value-type="float">
            <text:p>83.00</text:p>
          </table:table-cell>
          <table:table-cell table:formula="of:=IF(MOD([.A18];[.$E$1])=0;1;0)" office:value-type="float" office:value="1" calcext:value-type="float">
            <text:p>1</text:p>
          </table:table-cell>
          <table:table-cell table:style-name="ce4" table:formula="of:=[.F17]+[.G17]+[.B18]" office:value-type="float" office:value="12322.8444444444" calcext:value-type="float">
            <text:p>12322.84</text:p>
          </table:table-cell>
          <table:table-cell table:style-name="ce4" table:formula="of:=[.F18]*[.E18]*[.$E$2]" office:value-type="float" office:value="328.609185185185" calcext:value-type="float">
            <text:p>328.61</text:p>
          </table:table-cell>
          <table:table-cell/>
        </table:table-row>
        <table:table-row table:style-name="ro2">
          <table:table-cell table:formula="of:=[.A18]+1" office:value-type="float" office:value="13" calcext:value-type="float">
            <text:p>13</text:p>
          </table:table-cell>
          <table:table-cell table:formula="of:=[.B18]" office:value-type="float" office:value="1000" calcext:value-type="float">
            <text:p>1000</text:p>
          </table:table-cell>
          <table:table-cell table:style-name="ce4" table:formula="of:=[.C18]+[.D18]+[.B19]" office:value-type="float" office:value="13532.9255279341" calcext:value-type="float">
            <text:p>13532.93</text:p>
          </table:table-cell>
          <table:table-cell table:style-name="ce4" table:formula="of:=[.C19]*[.$B$3]" office:value-type="float" office:value="90.2195035195608" calcext:value-type="float">
            <text:p>90.22</text:p>
          </table:table-cell>
          <table:table-cell table:formula="of:=IF(MOD([.A19];[.$E$1])=0;1;0)" office:value-type="float" office:value="0" calcext:value-type="float">
            <text:p>0</text:p>
          </table:table-cell>
          <table:table-cell table:style-name="ce4" table:formula="of:=[.F18]+[.G18]+[.B19]" office:value-type="float" office:value="13651.4536296296" calcext:value-type="float">
            <text:p>13651.45</text:p>
          </table:table-cell>
          <table:table-cell table:style-name="ce4" table:formula="of:=[.F19]*[.E19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19]+1" office:value-type="float" office:value="14" calcext:value-type="float">
            <text:p>14</text:p>
          </table:table-cell>
          <table:table-cell table:formula="of:=[.B19]" office:value-type="float" office:value="1000" calcext:value-type="float">
            <text:p>1000</text:p>
          </table:table-cell>
          <table:table-cell table:style-name="ce4" table:formula="of:=[.C19]+[.D19]+[.B20]" office:value-type="float" office:value="14623.1450314537" calcext:value-type="float">
            <text:p>14623.15</text:p>
          </table:table-cell>
          <table:table-cell table:style-name="ce4" table:formula="of:=[.C20]*[.$B$3]" office:value-type="float" office:value="97.4876335430246" calcext:value-type="float">
            <text:p>97.49</text:p>
          </table:table-cell>
          <table:table-cell table:formula="of:=IF(MOD([.A20];[.$E$1])=0;1;0)" office:value-type="float" office:value="0" calcext:value-type="float">
            <text:p>0</text:p>
          </table:table-cell>
          <table:table-cell table:style-name="ce4" table:formula="of:=[.F19]+[.G19]+[.B20]" office:value-type="float" office:value="14651.4536296296" calcext:value-type="float">
            <text:p>14651.45</text:p>
          </table:table-cell>
          <table:table-cell table:style-name="ce4" table:formula="of:=[.F20]*[.E20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20]+1" office:value-type="float" office:value="15" calcext:value-type="float">
            <text:p>15</text:p>
          </table:table-cell>
          <table:table-cell table:formula="of:=[.B20]" office:value-type="float" office:value="1000" calcext:value-type="float">
            <text:p>1000</text:p>
          </table:table-cell>
          <table:table-cell table:style-name="ce4" table:formula="of:=[.C20]+[.D20]+[.B21]" office:value-type="float" office:value="15720.6326649967" calcext:value-type="float">
            <text:p>15720.63</text:p>
          </table:table-cell>
          <table:table-cell table:style-name="ce4" table:formula="of:=[.C21]*[.$B$3]" office:value-type="float" office:value="104.804217766645" calcext:value-type="float">
            <text:p>104.80</text:p>
          </table:table-cell>
          <table:table-cell table:formula="of:=IF(MOD([.A21];[.$E$1])=0;1;0)" office:value-type="float" office:value="0" calcext:value-type="float">
            <text:p>0</text:p>
          </table:table-cell>
          <table:table-cell table:style-name="ce4" table:formula="of:=[.F20]+[.G20]+[.B21]" office:value-type="float" office:value="15651.4536296296" calcext:value-type="float">
            <text:p>15651.45</text:p>
          </table:table-cell>
          <table:table-cell table:style-name="ce4" table:formula="of:=[.F21]*[.E21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21]+1" office:value-type="float" office:value="16" calcext:value-type="float">
            <text:p>16</text:p>
          </table:table-cell>
          <table:table-cell table:formula="of:=[.B21]" office:value-type="float" office:value="1000" calcext:value-type="float">
            <text:p>1000</text:p>
          </table:table-cell>
          <table:table-cell table:style-name="ce4" table:formula="of:=[.C21]+[.D21]+[.B22]" office:value-type="float" office:value="16825.4368827634" calcext:value-type="float">
            <text:p>16825.44</text:p>
          </table:table-cell>
          <table:table-cell table:style-name="ce4" table:formula="of:=[.C22]*[.$B$3]" office:value-type="float" office:value="112.169579218422" calcext:value-type="float">
            <text:p>112.17</text:p>
          </table:table-cell>
          <table:table-cell table:formula="of:=IF(MOD([.A22];[.$E$1])=0;1;0)" office:value-type="float" office:value="1" calcext:value-type="float">
            <text:p>1</text:p>
          </table:table-cell>
          <table:table-cell table:style-name="ce4" table:formula="of:=[.F21]+[.G21]+[.B22]" office:value-type="float" office:value="16651.4536296296" calcext:value-type="float">
            <text:p>16651.45</text:p>
          </table:table-cell>
          <table:table-cell table:style-name="ce4" table:formula="of:=[.F22]*[.E22]*[.$E$2]" office:value-type="float" office:value="444.03876345679" calcext:value-type="float">
            <text:p>444.04</text:p>
          </table:table-cell>
          <table:table-cell/>
        </table:table-row>
        <table:table-row table:style-name="ro2">
          <table:table-cell table:formula="of:=[.A22]+1" office:value-type="float" office:value="17" calcext:value-type="float">
            <text:p>17</text:p>
          </table:table-cell>
          <table:table-cell table:formula="of:=[.B22]" office:value-type="float" office:value="1000" calcext:value-type="float">
            <text:p>1000</text:p>
          </table:table-cell>
          <table:table-cell table:style-name="ce4" table:formula="of:=[.C22]+[.D22]+[.B23]" office:value-type="float" office:value="17937.6064619818" calcext:value-type="float">
            <text:p>17937.61</text:p>
          </table:table-cell>
          <table:table-cell table:style-name="ce4" table:formula="of:=[.C23]*[.$B$3]" office:value-type="float" office:value="119.584043079878" calcext:value-type="float">
            <text:p>119.58</text:p>
          </table:table-cell>
          <table:table-cell table:formula="of:=IF(MOD([.A23];[.$E$1])=0;1;0)" office:value-type="float" office:value="0" calcext:value-type="float">
            <text:p>0</text:p>
          </table:table-cell>
          <table:table-cell table:style-name="ce4" table:formula="of:=[.F22]+[.G22]+[.B23]" office:value-type="float" office:value="18095.4923930864" calcext:value-type="float">
            <text:p>18095.49</text:p>
          </table:table-cell>
          <table:table-cell table:style-name="ce4" table:formula="of:=[.F23]*[.E23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23]+1" office:value-type="float" office:value="18" calcext:value-type="float">
            <text:p>18</text:p>
          </table:table-cell>
          <table:table-cell table:formula="of:=[.B23]" office:value-type="float" office:value="1000" calcext:value-type="float">
            <text:p>1000</text:p>
          </table:table-cell>
          <table:table-cell table:style-name="ce4" table:formula="of:=[.C23]+[.D23]+[.B24]" office:value-type="float" office:value="19057.1905050617" calcext:value-type="float">
            <text:p>19057.19</text:p>
          </table:table-cell>
          <table:table-cell table:style-name="ce4" table:formula="of:=[.C24]*[.$B$3]" office:value-type="float" office:value="127.047936700411" calcext:value-type="float">
            <text:p>127.05</text:p>
          </table:table-cell>
          <table:table-cell table:formula="of:=IF(MOD([.A24];[.$E$1])=0;1;0)" office:value-type="float" office:value="0" calcext:value-type="float">
            <text:p>0</text:p>
          </table:table-cell>
          <table:table-cell table:style-name="ce4" table:formula="of:=[.F23]+[.G23]+[.B24]" office:value-type="float" office:value="19095.4923930864" calcext:value-type="float">
            <text:p>19095.49</text:p>
          </table:table-cell>
          <table:table-cell table:style-name="ce4" table:formula="of:=[.F24]*[.E24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24]+1" office:value-type="float" office:value="19" calcext:value-type="float">
            <text:p>19</text:p>
          </table:table-cell>
          <table:table-cell table:formula="of:=[.B24]" office:value-type="float" office:value="1000" calcext:value-type="float">
            <text:p>1000</text:p>
          </table:table-cell>
          <table:table-cell table:style-name="ce4" table:formula="of:=[.C24]+[.D24]+[.B25]" office:value-type="float" office:value="20184.2384417621" calcext:value-type="float">
            <text:p>20184.24</text:p>
          </table:table-cell>
          <table:table-cell table:style-name="ce4" table:formula="of:=[.C25]*[.$B$3]" office:value-type="float" office:value="134.561589611747" calcext:value-type="float">
            <text:p>134.56</text:p>
          </table:table-cell>
          <table:table-cell table:formula="of:=IF(MOD([.A25];[.$E$1])=0;1;0)" office:value-type="float" office:value="0" calcext:value-type="float">
            <text:p>0</text:p>
          </table:table-cell>
          <table:table-cell table:style-name="ce4" table:formula="of:=[.F24]+[.G24]+[.B25]" office:value-type="float" office:value="20095.4923930864" calcext:value-type="float">
            <text:p>20095.49</text:p>
          </table:table-cell>
          <table:table-cell table:style-name="ce4" table:formula="of:=[.F25]*[.E25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25]+1" office:value-type="float" office:value="20" calcext:value-type="float">
            <text:p>20</text:p>
          </table:table-cell>
          <table:table-cell table:formula="of:=[.B25]" office:value-type="float" office:value="1000" calcext:value-type="float">
            <text:p>1000</text:p>
          </table:table-cell>
          <table:table-cell table:style-name="ce4" table:formula="of:=[.C25]+[.D25]+[.B26]" office:value-type="float" office:value="21318.8000313738" calcext:value-type="float">
            <text:p>21318.80</text:p>
          </table:table-cell>
          <table:table-cell table:style-name="ce4" table:formula="of:=[.C26]*[.$B$3]" office:value-type="float" office:value="142.125333542492" calcext:value-type="float">
            <text:p>142.13</text:p>
          </table:table-cell>
          <table:table-cell table:formula="of:=IF(MOD([.A26];[.$E$1])=0;1;0)" office:value-type="float" office:value="1" calcext:value-type="float">
            <text:p>1</text:p>
          </table:table-cell>
          <table:table-cell table:style-name="ce4" table:formula="of:=[.F25]+[.G25]+[.B26]" office:value-type="float" office:value="21095.4923930864" calcext:value-type="float">
            <text:p>21095.49</text:p>
          </table:table-cell>
          <table:table-cell table:style-name="ce4" table:formula="of:=[.F26]*[.E26]*[.$E$2]" office:value-type="float" office:value="562.546463815638" calcext:value-type="float">
            <text:p>562.55</text:p>
          </table:table-cell>
          <table:table-cell/>
        </table:table-row>
        <table:table-row table:style-name="ro2">
          <table:table-cell table:formula="of:=[.A26]+1" office:value-type="float" office:value="21" calcext:value-type="float">
            <text:p>21</text:p>
          </table:table-cell>
          <table:table-cell table:formula="of:=[.B26]" office:value-type="float" office:value="1000" calcext:value-type="float">
            <text:p>1000</text:p>
          </table:table-cell>
          <table:table-cell table:style-name="ce4" table:formula="of:=[.C26]+[.D26]+[.B27]" office:value-type="float" office:value="22460.9253649163" calcext:value-type="float">
            <text:p>22460.93</text:p>
          </table:table-cell>
          <table:table-cell table:style-name="ce4" table:formula="of:=[.C27]*[.$B$3]" office:value-type="float" office:value="149.739502432775" calcext:value-type="float">
            <text:p>149.74</text:p>
          </table:table-cell>
          <table:table-cell table:formula="of:=IF(MOD([.A27];[.$E$1])=0;1;0)" office:value-type="float" office:value="0" calcext:value-type="float">
            <text:p>0</text:p>
          </table:table-cell>
          <table:table-cell table:style-name="ce4" table:formula="of:=[.F26]+[.G26]+[.B27]" office:value-type="float" office:value="22658.0388569021" calcext:value-type="float">
            <text:p>22658.04</text:p>
          </table:table-cell>
          <table:table-cell table:style-name="ce4" table:formula="of:=[.F27]*[.E27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27]+1" office:value-type="float" office:value="22" calcext:value-type="float">
            <text:p>22</text:p>
          </table:table-cell>
          <table:table-cell table:formula="of:=[.B27]" office:value-type="float" office:value="1000" calcext:value-type="float">
            <text:p>1000</text:p>
          </table:table-cell>
          <table:table-cell table:style-name="ce4" table:formula="of:=[.C27]+[.D27]+[.B28]" office:value-type="float" office:value="23610.6648673491" calcext:value-type="float">
            <text:p>23610.66</text:p>
          </table:table-cell>
          <table:table-cell table:style-name="ce4" table:formula="of:=[.C28]*[.$B$3]" office:value-type="float" office:value="157.404432448994" calcext:value-type="float">
            <text:p>157.40</text:p>
          </table:table-cell>
          <table:table-cell table:formula="of:=IF(MOD([.A28];[.$E$1])=0;1;0)" office:value-type="float" office:value="0" calcext:value-type="float">
            <text:p>0</text:p>
          </table:table-cell>
          <table:table-cell table:style-name="ce4" table:formula="of:=[.F27]+[.G27]+[.B28]" office:value-type="float" office:value="23658.0388569021" calcext:value-type="float">
            <text:p>23658.04</text:p>
          </table:table-cell>
          <table:table-cell table:style-name="ce4" table:formula="of:=[.F28]*[.E28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28]+1" office:value-type="float" office:value="23" calcext:value-type="float">
            <text:p>23</text:p>
          </table:table-cell>
          <table:table-cell table:formula="of:=[.B28]" office:value-type="float" office:value="1000" calcext:value-type="float">
            <text:p>1000</text:p>
          </table:table-cell>
          <table:table-cell table:style-name="ce4" table:formula="of:=[.C28]+[.D28]+[.B29]" office:value-type="float" office:value="24768.0692997981" calcext:value-type="float">
            <text:p>24768.07</text:p>
          </table:table-cell>
          <table:table-cell table:style-name="ce4" table:formula="of:=[.C29]*[.$B$3]" office:value-type="float" office:value="165.120461998654" calcext:value-type="float">
            <text:p>165.12</text:p>
          </table:table-cell>
          <table:table-cell table:formula="of:=IF(MOD([.A29];[.$E$1])=0;1;0)" office:value-type="float" office:value="0" calcext:value-type="float">
            <text:p>0</text:p>
          </table:table-cell>
          <table:table-cell table:style-name="ce4" table:formula="of:=[.F28]+[.G28]+[.B29]" office:value-type="float" office:value="24658.0388569021" calcext:value-type="float">
            <text:p>24658.04</text:p>
          </table:table-cell>
          <table:table-cell table:style-name="ce4" table:formula="of:=[.F29]*[.E29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29]+1" office:value-type="float" office:value="24" calcext:value-type="float">
            <text:p>24</text:p>
          </table:table-cell>
          <table:table-cell table:formula="of:=[.B29]" office:value-type="float" office:value="1000" calcext:value-type="float">
            <text:p>1000</text:p>
          </table:table-cell>
          <table:table-cell table:style-name="ce4" table:formula="of:=[.C29]+[.D29]+[.B30]" office:value-type="float" office:value="25933.1897617967" calcext:value-type="float">
            <text:p>25933.19</text:p>
          </table:table-cell>
          <table:table-cell table:style-name="ce4" table:formula="of:=[.C30]*[.$B$3]" office:value-type="float" office:value="172.887931745312" calcext:value-type="float">
            <text:p>172.89</text:p>
          </table:table-cell>
          <table:table-cell table:formula="of:=IF(MOD([.A30];[.$E$1])=0;1;0)" office:value-type="float" office:value="1" calcext:value-type="float">
            <text:p>1</text:p>
          </table:table-cell>
          <table:table-cell table:style-name="ce4" table:formula="of:=[.F29]+[.G29]+[.B30]" office:value-type="float" office:value="25658.0388569021" calcext:value-type="float">
            <text:p>25658.04</text:p>
          </table:table-cell>
          <table:table-cell table:style-name="ce4" table:formula="of:=[.F30]*[.E30]*[.$E$2]" office:value-type="float" office:value="684.214369517388" calcext:value-type="float">
            <text:p>684.21</text:p>
          </table:table-cell>
          <table:table-cell/>
        </table:table-row>
        <table:table-row table:style-name="ro2">
          <table:table-cell table:formula="of:=[.A30]+1" office:value-type="float" office:value="25" calcext:value-type="float">
            <text:p>25</text:p>
          </table:table-cell>
          <table:table-cell table:formula="of:=[.B30]" office:value-type="float" office:value="1000" calcext:value-type="float">
            <text:p>1000</text:p>
          </table:table-cell>
          <table:table-cell table:style-name="ce4" table:formula="of:=[.C30]+[.D30]+[.B31]" office:value-type="float" office:value="27106.077693542" calcext:value-type="float">
            <text:p>27106.08</text:p>
          </table:table-cell>
          <table:table-cell table:style-name="ce4" table:formula="of:=[.C31]*[.$B$3]" office:value-type="float" office:value="180.707184623614" calcext:value-type="float">
            <text:p>180.71</text:p>
          </table:table-cell>
          <table:table-cell table:formula="of:=IF(MOD([.A31];[.$E$1])=0;1;0)" office:value-type="float" office:value="0" calcext:value-type="float">
            <text:p>0</text:p>
          </table:table-cell>
          <table:table-cell table:style-name="ce4" table:formula="of:=[.F30]+[.G30]+[.B31]" office:value-type="float" office:value="27342.2532264194" calcext:value-type="float">
            <text:p>27342.25</text:p>
          </table:table-cell>
          <table:table-cell table:style-name="ce4" table:formula="of:=[.F31]*[.E31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31]+1" office:value-type="float" office:value="26" calcext:value-type="float">
            <text:p>26</text:p>
          </table:table-cell>
          <table:table-cell table:formula="of:=[.B31]" office:value-type="float" office:value="1000" calcext:value-type="float">
            <text:p>1000</text:p>
          </table:table-cell>
          <table:table-cell table:style-name="ce4" table:formula="of:=[.C31]+[.D31]+[.B32]" office:value-type="float" office:value="28286.7848781656" calcext:value-type="float">
            <text:p>28286.78</text:p>
          </table:table-cell>
          <table:table-cell table:style-name="ce4" table:formula="of:=[.C32]*[.$B$3]" office:value-type="float" office:value="188.578565854438" calcext:value-type="float">
            <text:p>188.58</text:p>
          </table:table-cell>
          <table:table-cell table:formula="of:=IF(MOD([.A32];[.$E$1])=0;1;0)" office:value-type="float" office:value="0" calcext:value-type="float">
            <text:p>0</text:p>
          </table:table-cell>
          <table:table-cell table:style-name="ce4" table:formula="of:=[.F31]+[.G31]+[.B32]" office:value-type="float" office:value="28342.2532264194" calcext:value-type="float">
            <text:p>28342.25</text:p>
          </table:table-cell>
          <table:table-cell table:style-name="ce4" table:formula="of:=[.F32]*[.E32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32]+1" office:value-type="float" office:value="27" calcext:value-type="float">
            <text:p>27</text:p>
          </table:table-cell>
          <table:table-cell table:formula="of:=[.B32]" office:value-type="float" office:value="1000" calcext:value-type="float">
            <text:p>1000</text:p>
          </table:table-cell>
          <table:table-cell table:style-name="ce4" table:formula="of:=[.C32]+[.D32]+[.B33]" office:value-type="float" office:value="29475.3634440201" calcext:value-type="float">
            <text:p>29475.36</text:p>
          </table:table-cell>
          <table:table-cell table:style-name="ce4" table:formula="of:=[.C33]*[.$B$3]" office:value-type="float" office:value="196.502422960134" calcext:value-type="float">
            <text:p>196.50</text:p>
          </table:table-cell>
          <table:table-cell table:formula="of:=IF(MOD([.A33];[.$E$1])=0;1;0)" office:value-type="float" office:value="0" calcext:value-type="float">
            <text:p>0</text:p>
          </table:table-cell>
          <table:table-cell table:style-name="ce4" table:formula="of:=[.F32]+[.G32]+[.B33]" office:value-type="float" office:value="29342.2532264194" calcext:value-type="float">
            <text:p>29342.25</text:p>
          </table:table-cell>
          <table:table-cell table:style-name="ce4" table:formula="of:=[.F33]*[.E33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33]+1" office:value-type="float" office:value="28" calcext:value-type="float">
            <text:p>28</text:p>
          </table:table-cell>
          <table:table-cell table:formula="of:=[.B33]" office:value-type="float" office:value="1000" calcext:value-type="float">
            <text:p>1000</text:p>
          </table:table-cell>
          <table:table-cell table:style-name="ce4" table:formula="of:=[.C33]+[.D33]+[.B34]" office:value-type="float" office:value="30671.8658669802" calcext:value-type="float">
            <text:p>30671.87</text:p>
          </table:table-cell>
          <table:table-cell table:style-name="ce4" table:formula="of:=[.C34]*[.$B$3]" office:value-type="float" office:value="204.479105779868" calcext:value-type="float">
            <text:p>204.48</text:p>
          </table:table-cell>
          <table:table-cell table:formula="of:=IF(MOD([.A34];[.$E$1])=0;1;0)" office:value-type="float" office:value="1" calcext:value-type="float">
            <text:p>1</text:p>
          </table:table-cell>
          <table:table-cell table:style-name="ce4" table:formula="of:=[.F33]+[.G33]+[.B34]" office:value-type="float" office:value="30342.2532264194" calcext:value-type="float">
            <text:p>30342.25</text:p>
          </table:table-cell>
          <table:table-cell table:style-name="ce4" table:formula="of:=[.F34]*[.E34]*[.$E$2]" office:value-type="float" office:value="809.126752704518" calcext:value-type="float">
            <text:p>809.13</text:p>
          </table:table-cell>
          <table:table-cell/>
        </table:table-row>
        <table:table-row table:style-name="ro2">
          <table:table-cell table:formula="of:=[.A34]+1" office:value-type="float" office:value="29" calcext:value-type="float">
            <text:p>29</text:p>
          </table:table-cell>
          <table:table-cell table:formula="of:=[.B34]" office:value-type="float" office:value="1000" calcext:value-type="float">
            <text:p>1000</text:p>
          </table:table-cell>
          <table:table-cell table:style-name="ce4" table:formula="of:=[.C34]+[.D34]+[.B35]" office:value-type="float" office:value="31876.3449727601" calcext:value-type="float">
            <text:p>31876.34</text:p>
          </table:table-cell>
          <table:table-cell table:style-name="ce4" table:formula="of:=[.C35]*[.$B$3]" office:value-type="float" office:value="212.508966485067" calcext:value-type="float">
            <text:p>212.51</text:p>
          </table:table-cell>
          <table:table-cell table:formula="of:=IF(MOD([.A35];[.$E$1])=0;1;0)" office:value-type="float" office:value="0" calcext:value-type="float">
            <text:p>0</text:p>
          </table:table-cell>
          <table:table-cell table:style-name="ce4" table:formula="of:=[.F34]+[.G34]+[.B35]" office:value-type="float" office:value="32151.379979124" calcext:value-type="float">
            <text:p>32151.38</text:p>
          </table:table-cell>
          <table:table-cell table:style-name="ce4" table:formula="of:=[.F35]*[.E35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35]+1" office:value-type="float" office:value="30" calcext:value-type="float">
            <text:p>30</text:p>
          </table:table-cell>
          <table:table-cell table:formula="of:=[.B35]" office:value-type="float" office:value="1000" calcext:value-type="float">
            <text:p>1000</text:p>
          </table:table-cell>
          <table:table-cell table:style-name="ce4" table:formula="of:=[.C35]+[.D35]+[.B36]" office:value-type="float" office:value="33088.8539392452" calcext:value-type="float">
            <text:p>33088.85</text:p>
          </table:table-cell>
          <table:table-cell table:style-name="ce4" table:formula="of:=[.C36]*[.$B$3]" office:value-type="float" office:value="220.592359594968" calcext:value-type="float">
            <text:p>220.59</text:p>
          </table:table-cell>
          <table:table-cell table:formula="of:=IF(MOD([.A36];[.$E$1])=0;1;0)" office:value-type="float" office:value="0" calcext:value-type="float">
            <text:p>0</text:p>
          </table:table-cell>
          <table:table-cell table:style-name="ce4" table:formula="of:=[.F35]+[.G35]+[.B36]" office:value-type="float" office:value="33151.379979124" calcext:value-type="float">
            <text:p>33151.38</text:p>
          </table:table-cell>
          <table:table-cell table:style-name="ce4" table:formula="of:=[.F36]*[.E36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36]+1" office:value-type="float" office:value="31" calcext:value-type="float">
            <text:p>31</text:p>
          </table:table-cell>
          <table:table-cell table:formula="of:=[.B36]" office:value-type="float" office:value="1000" calcext:value-type="float">
            <text:p>1000</text:p>
          </table:table-cell>
          <table:table-cell table:style-name="ce4" table:formula="of:=[.C36]+[.D36]+[.B37]" office:value-type="float" office:value="34309.4462988401" calcext:value-type="float">
            <text:p>34309.45</text:p>
          </table:table-cell>
          <table:table-cell table:style-name="ce4" table:formula="of:=[.C37]*[.$B$3]" office:value-type="float" office:value="228.729641992267" calcext:value-type="float">
            <text:p>228.73</text:p>
          </table:table-cell>
          <table:table-cell table:formula="of:=IF(MOD([.A37];[.$E$1])=0;1;0)" office:value-type="float" office:value="0" calcext:value-type="float">
            <text:p>0</text:p>
          </table:table-cell>
          <table:table-cell table:style-name="ce4" table:formula="of:=[.F36]+[.G36]+[.B37]" office:value-type="float" office:value="34151.379979124" calcext:value-type="float">
            <text:p>34151.38</text:p>
          </table:table-cell>
          <table:table-cell table:style-name="ce4" table:formula="of:=[.F37]*[.E37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37]+1" office:value-type="float" office:value="32" calcext:value-type="float">
            <text:p>32</text:p>
          </table:table-cell>
          <table:table-cell table:formula="of:=[.B37]" office:value-type="float" office:value="1000" calcext:value-type="float">
            <text:p>1000</text:p>
          </table:table-cell>
          <table:table-cell table:style-name="ce4" table:formula="of:=[.C37]+[.D37]+[.B38]" office:value-type="float" office:value="35538.1759408324" calcext:value-type="float">
            <text:p>35538.18</text:p>
          </table:table-cell>
          <table:table-cell table:style-name="ce4" table:formula="of:=[.C38]*[.$B$3]" office:value-type="float" office:value="236.921172938883" calcext:value-type="float">
            <text:p>236.92</text:p>
          </table:table-cell>
          <table:table-cell table:formula="of:=IF(MOD([.A38];[.$E$1])=0;1;0)" office:value-type="float" office:value="1" calcext:value-type="float">
            <text:p>1</text:p>
          </table:table-cell>
          <table:table-cell table:style-name="ce4" table:formula="of:=[.F37]+[.G37]+[.B38]" office:value-type="float" office:value="35151.379979124" calcext:value-type="float">
            <text:p>35151.38</text:p>
          </table:table-cell>
          <table:table-cell table:style-name="ce4" table:formula="of:=[.F38]*[.E38]*[.$E$2]" office:value-type="float" office:value="937.370132776639" calcext:value-type="float">
            <text:p>937.37</text:p>
          </table:table-cell>
          <table:table-cell/>
        </table:table-row>
        <table:table-row table:style-name="ro2">
          <table:table-cell table:formula="of:=[.A38]+1" office:value-type="float" office:value="33" calcext:value-type="float">
            <text:p>33</text:p>
          </table:table-cell>
          <table:table-cell table:formula="of:=[.B38]" office:value-type="float" office:value="1000" calcext:value-type="float">
            <text:p>1000</text:p>
          </table:table-cell>
          <table:table-cell table:style-name="ce4" table:formula="of:=[.C38]+[.D38]+[.B39]" office:value-type="float" office:value="36775.0971137713" calcext:value-type="float">
            <text:p>36775.10</text:p>
          </table:table-cell>
          <table:table-cell table:style-name="ce4" table:formula="of:=[.C39]*[.$B$3]" office:value-type="float" office:value="245.167314091808" calcext:value-type="float">
            <text:p>245.17</text:p>
          </table:table-cell>
          <table:table-cell table:formula="of:=IF(MOD([.A39];[.$E$1])=0;1;0)" office:value-type="float" office:value="0" calcext:value-type="float">
            <text:p>0</text:p>
          </table:table-cell>
          <table:table-cell table:style-name="ce4" table:formula="of:=[.F38]+[.G38]+[.B39]" office:value-type="float" office:value="37088.7501119006" calcext:value-type="float">
            <text:p>37088.75</text:p>
          </table:table-cell>
          <table:table-cell table:style-name="ce4" table:formula="of:=[.F39]*[.E39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39]+1" office:value-type="float" office:value="34" calcext:value-type="float">
            <text:p>34</text:p>
          </table:table-cell>
          <table:table-cell table:formula="of:=[.B39]" office:value-type="float" office:value="1000" calcext:value-type="float">
            <text:p>1000</text:p>
          </table:table-cell>
          <table:table-cell table:style-name="ce4" table:formula="of:=[.C39]+[.D39]+[.B40]" office:value-type="float" office:value="38020.2644278631" calcext:value-type="float">
            <text:p>38020.26</text:p>
          </table:table-cell>
          <table:table-cell table:style-name="ce4" table:formula="of:=[.C40]*[.$B$3]" office:value-type="float" office:value="253.468429519087" calcext:value-type="float">
            <text:p>253.47</text:p>
          </table:table-cell>
          <table:table-cell table:formula="of:=IF(MOD([.A40];[.$E$1])=0;1;0)" office:value-type="float" office:value="0" calcext:value-type="float">
            <text:p>0</text:p>
          </table:table-cell>
          <table:table-cell table:style-name="ce4" table:formula="of:=[.F39]+[.G39]+[.B40]" office:value-type="float" office:value="38088.7501119006" calcext:value-type="float">
            <text:p>38088.75</text:p>
          </table:table-cell>
          <table:table-cell table:style-name="ce4" table:formula="of:=[.F40]*[.E40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40]+1" office:value-type="float" office:value="35" calcext:value-type="float">
            <text:p>35</text:p>
          </table:table-cell>
          <table:table-cell table:formula="of:=[.B40]" office:value-type="float" office:value="1000" calcext:value-type="float">
            <text:p>1000</text:p>
          </table:table-cell>
          <table:table-cell table:style-name="ce4" table:formula="of:=[.C40]+[.D40]+[.B41]" office:value-type="float" office:value="39273.7328573822" calcext:value-type="float">
            <text:p>39273.73</text:p>
          </table:table-cell>
          <table:table-cell table:style-name="ce4" table:formula="of:=[.C41]*[.$B$3]" office:value-type="float" office:value="261.824885715881" calcext:value-type="float">
            <text:p>261.82</text:p>
          </table:table-cell>
          <table:table-cell table:formula="of:=IF(MOD([.A41];[.$E$1])=0;1;0)" office:value-type="float" office:value="0" calcext:value-type="float">
            <text:p>0</text:p>
          </table:table-cell>
          <table:table-cell table:style-name="ce4" table:formula="of:=[.F40]+[.G40]+[.B41]" office:value-type="float" office:value="39088.7501119006" calcext:value-type="float">
            <text:p>39088.75</text:p>
          </table:table-cell>
          <table:table-cell table:style-name="ce4" table:formula="of:=[.F41]*[.E41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41]+1" office:value-type="float" office:value="36" calcext:value-type="float">
            <text:p>36</text:p>
          </table:table-cell>
          <table:table-cell table:formula="of:=[.B41]" office:value-type="float" office:value="1000" calcext:value-type="float">
            <text:p>1000</text:p>
          </table:table-cell>
          <table:table-cell table:style-name="ce4" table:formula="of:=[.C41]+[.D41]+[.B42]" office:value-type="float" office:value="40535.5577430981" calcext:value-type="float">
            <text:p>40535.56</text:p>
          </table:table-cell>
          <table:table-cell table:style-name="ce4" table:formula="of:=[.C42]*[.$B$3]" office:value-type="float" office:value="270.237051620654" calcext:value-type="float">
            <text:p>270.24</text:p>
          </table:table-cell>
          <table:table-cell table:formula="of:=IF(MOD([.A42];[.$E$1])=0;1;0)" office:value-type="float" office:value="1" calcext:value-type="float">
            <text:p>1</text:p>
          </table:table-cell>
          <table:table-cell table:style-name="ce4" table:formula="of:=[.F41]+[.G41]+[.B42]" office:value-type="float" office:value="40088.7501119006" calcext:value-type="float">
            <text:p>40088.75</text:p>
          </table:table-cell>
          <table:table-cell table:style-name="ce4" table:formula="of:=[.F42]*[.E42]*[.$E$2]" office:value-type="float" office:value="1069.03333631735" calcext:value-type="float">
            <text:p>1069.03</text:p>
          </table:table-cell>
          <table:table-cell/>
        </table:table-row>
        <table:table-row table:style-name="ro2">
          <table:table-cell table:formula="of:=[.A42]+1" office:value-type="float" office:value="37" calcext:value-type="float">
            <text:p>37</text:p>
          </table:table-cell>
          <table:table-cell table:formula="of:=[.B42]" office:value-type="float" office:value="1000" calcext:value-type="float">
            <text:p>1000</text:p>
          </table:table-cell>
          <table:table-cell table:style-name="ce4" table:formula="of:=[.C42]+[.D42]+[.B43]" office:value-type="float" office:value="41805.7947947187" calcext:value-type="float">
            <text:p>41805.79</text:p>
          </table:table-cell>
          <table:table-cell table:style-name="ce4" table:formula="of:=[.C43]*[.$B$3]" office:value-type="float" office:value="278.705298631458" calcext:value-type="float">
            <text:p>278.71</text:p>
          </table:table-cell>
          <table:table-cell table:formula="of:=IF(MOD([.A43];[.$E$1])=0;1;0)" office:value-type="float" office:value="0" calcext:value-type="float">
            <text:p>0</text:p>
          </table:table-cell>
          <table:table-cell table:style-name="ce4" table:formula="of:=[.F42]+[.G42]+[.B43]" office:value-type="float" office:value="42157.7834482179" calcext:value-type="float">
            <text:p>42157.78</text:p>
          </table:table-cell>
          <table:table-cell table:style-name="ce4" table:formula="of:=[.F43]*[.E43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43]+1" office:value-type="float" office:value="38" calcext:value-type="float">
            <text:p>38</text:p>
          </table:table-cell>
          <table:table-cell table:formula="of:=[.B43]" office:value-type="float" office:value="1000" calcext:value-type="float">
            <text:p>1000</text:p>
          </table:table-cell>
          <table:table-cell table:style-name="ce4" table:formula="of:=[.C43]+[.D43]+[.B44]" office:value-type="float" office:value="43084.5000933502" calcext:value-type="float">
            <text:p>43084.50</text:p>
          </table:table-cell>
          <table:table-cell table:style-name="ce4" table:formula="of:=[.C44]*[.$B$3]" office:value-type="float" office:value="287.230000622334" calcext:value-type="float">
            <text:p>287.23</text:p>
          </table:table-cell>
          <table:table-cell table:formula="of:=IF(MOD([.A44];[.$E$1])=0;1;0)" office:value-type="float" office:value="0" calcext:value-type="float">
            <text:p>0</text:p>
          </table:table-cell>
          <table:table-cell table:style-name="ce4" table:formula="of:=[.F43]+[.G43]+[.B44]" office:value-type="float" office:value="43157.783448218" calcext:value-type="float">
            <text:p>43157.78</text:p>
          </table:table-cell>
          <table:table-cell table:style-name="ce4" table:formula="of:=[.F44]*[.E44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44]+1" office:value-type="float" office:value="39" calcext:value-type="float">
            <text:p>39</text:p>
          </table:table-cell>
          <table:table-cell table:formula="of:=[.B44]" office:value-type="float" office:value="1000" calcext:value-type="float">
            <text:p>1000</text:p>
          </table:table-cell>
          <table:table-cell table:style-name="ce4" table:formula="of:=[.C44]+[.D44]+[.B45]" office:value-type="float" office:value="44371.7300939725" calcext:value-type="float">
            <text:p>44371.73</text:p>
          </table:table-cell>
          <table:table-cell table:style-name="ce4" table:formula="of:=[.C45]*[.$B$3]" office:value-type="float" office:value="295.811533959817" calcext:value-type="float">
            <text:p>295.81</text:p>
          </table:table-cell>
          <table:table-cell table:formula="of:=IF(MOD([.A45];[.$E$1])=0;1;0)" office:value-type="float" office:value="0" calcext:value-type="float">
            <text:p>0</text:p>
          </table:table-cell>
          <table:table-cell table:style-name="ce4" table:formula="of:=[.F44]+[.G44]+[.B45]" office:value-type="float" office:value="44157.7834482179" calcext:value-type="float">
            <text:p>44157.78</text:p>
          </table:table-cell>
          <table:table-cell table:style-name="ce4" table:formula="of:=[.F45]*[.E45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45]+1" office:value-type="float" office:value="40" calcext:value-type="float">
            <text:p>40</text:p>
          </table:table-cell>
          <table:table-cell table:formula="of:=[.B45]" office:value-type="float" office:value="1000" calcext:value-type="float">
            <text:p>1000</text:p>
          </table:table-cell>
          <table:table-cell table:style-name="ce4" table:formula="of:=[.C45]+[.D45]+[.B46]" office:value-type="float" office:value="45667.5416279323" calcext:value-type="float">
            <text:p>45667.54</text:p>
          </table:table-cell>
          <table:table-cell table:style-name="ce4" table:formula="of:=[.C46]*[.$B$3]" office:value-type="float" office:value="304.450277519549" calcext:value-type="float">
            <text:p>304.45</text:p>
          </table:table-cell>
          <table:table-cell table:formula="of:=IF(MOD([.A46];[.$E$1])=0;1;0)" office:value-type="float" office:value="1" calcext:value-type="float">
            <text:p>1</text:p>
          </table:table-cell>
          <table:table-cell table:style-name="ce4" table:formula="of:=[.F45]+[.G45]+[.B46]" office:value-type="float" office:value="45157.7834482179" calcext:value-type="float">
            <text:p>45157.78</text:p>
          </table:table-cell>
          <table:table-cell table:style-name="ce4" table:formula="of:=[.F46]*[.E46]*[.$E$2]" office:value-type="float" office:value="1204.20755861915" calcext:value-type="float">
            <text:p>1204.21</text:p>
          </table:table-cell>
          <table:table-cell/>
        </table:table-row>
        <table:table-row table:style-name="ro2">
          <table:table-cell table:formula="of:=[.A46]+1" office:value-type="float" office:value="41" calcext:value-type="float">
            <text:p>41</text:p>
          </table:table-cell>
          <table:table-cell table:formula="of:=[.B46]" office:value-type="float" office:value="1000" calcext:value-type="float">
            <text:p>1000</text:p>
          </table:table-cell>
          <table:table-cell table:style-name="ce4" table:formula="of:=[.C46]+[.D46]+[.B47]" office:value-type="float" office:value="46971.9919054519" calcext:value-type="float">
            <text:p>46971.99</text:p>
          </table:table-cell>
          <table:table-cell table:style-name="ce4" table:formula="of:=[.C47]*[.$B$3]" office:value-type="float" office:value="313.146612703012" calcext:value-type="float">
            <text:p>313.15</text:p>
          </table:table-cell>
          <table:table-cell table:formula="of:=IF(MOD([.A47];[.$E$1])=0;1;0)" office:value-type="float" office:value="0" calcext:value-type="float">
            <text:p>0</text:p>
          </table:table-cell>
          <table:table-cell table:style-name="ce4" table:formula="of:=[.F46]+[.G46]+[.B47]" office:value-type="float" office:value="47361.9910068371" calcext:value-type="float">
            <text:p>47361.99</text:p>
          </table:table-cell>
          <table:table-cell table:style-name="ce4" table:formula="of:=[.F47]*[.E47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47]+1" office:value-type="float" office:value="42" calcext:value-type="float">
            <text:p>42</text:p>
          </table:table-cell>
          <table:table-cell table:formula="of:=[.B47]" office:value-type="float" office:value="1000" calcext:value-type="float">
            <text:p>1000</text:p>
          </table:table-cell>
          <table:table-cell table:style-name="ce4" table:formula="of:=[.C47]+[.D47]+[.B48]" office:value-type="float" office:value="48285.1385181549" calcext:value-type="float">
            <text:p>48285.14</text:p>
          </table:table-cell>
          <table:table-cell table:style-name="ce4" table:formula="of:=[.C48]*[.$B$3]" office:value-type="float" office:value="321.900923454366" calcext:value-type="float">
            <text:p>321.90</text:p>
          </table:table-cell>
          <table:table-cell table:formula="of:=IF(MOD([.A48];[.$E$1])=0;1;0)" office:value-type="float" office:value="0" calcext:value-type="float">
            <text:p>0</text:p>
          </table:table-cell>
          <table:table-cell table:style-name="ce4" table:formula="of:=[.F47]+[.G47]+[.B48]" office:value-type="float" office:value="48361.9910068371" calcext:value-type="float">
            <text:p>48361.99</text:p>
          </table:table-cell>
          <table:table-cell table:style-name="ce4" table:formula="of:=[.F48]*[.E48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48]+1" office:value-type="float" office:value="43" calcext:value-type="float">
            <text:p>43</text:p>
          </table:table-cell>
          <table:table-cell table:formula="of:=[.B48]" office:value-type="float" office:value="1000" calcext:value-type="float">
            <text:p>1000</text:p>
          </table:table-cell>
          <table:table-cell table:style-name="ce4" table:formula="of:=[.C48]+[.D48]+[.B49]" office:value-type="float" office:value="49607.0394416092" calcext:value-type="float">
            <text:p>49607.04</text:p>
          </table:table-cell>
          <table:table-cell table:style-name="ce4" table:formula="of:=[.C49]*[.$B$3]" office:value-type="float" office:value="330.713596277395" calcext:value-type="float">
            <text:p>330.71</text:p>
          </table:table-cell>
          <table:table-cell table:formula="of:=IF(MOD([.A49];[.$E$1])=0;1;0)" office:value-type="float" office:value="0" calcext:value-type="float">
            <text:p>0</text:p>
          </table:table-cell>
          <table:table-cell table:style-name="ce4" table:formula="of:=[.F48]+[.G48]+[.B49]" office:value-type="float" office:value="49361.9910068371" calcext:value-type="float">
            <text:p>49361.99</text:p>
          </table:table-cell>
          <table:table-cell table:style-name="ce4" table:formula="of:=[.F49]*[.E49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49]+1" office:value-type="float" office:value="44" calcext:value-type="float">
            <text:p>44</text:p>
          </table:table-cell>
          <table:table-cell table:formula="of:=[.B49]" office:value-type="float" office:value="1000" calcext:value-type="float">
            <text:p>1000</text:p>
          </table:table-cell>
          <table:table-cell table:style-name="ce4" table:formula="of:=[.C49]+[.D49]+[.B50]" office:value-type="float" office:value="50937.7530378866" calcext:value-type="float">
            <text:p>50937.75</text:p>
          </table:table-cell>
          <table:table-cell table:style-name="ce4" table:formula="of:=[.C50]*[.$B$3]" office:value-type="float" office:value="339.585020252578" calcext:value-type="float">
            <text:p>339.59</text:p>
          </table:table-cell>
          <table:table-cell table:formula="of:=IF(MOD([.A50];[.$E$1])=0;1;0)" office:value-type="float" office:value="1" calcext:value-type="float">
            <text:p>1</text:p>
          </table:table-cell>
          <table:table-cell table:style-name="ce4" table:formula="of:=[.F49]+[.G49]+[.B50]" office:value-type="float" office:value="50361.9910068371" calcext:value-type="float">
            <text:p>50361.99</text:p>
          </table:table-cell>
          <table:table-cell table:style-name="ce4" table:formula="of:=[.F50]*[.E50]*[.$E$2]" office:value-type="float" office:value="1342.98642684899" calcext:value-type="float">
            <text:p>1342.99</text:p>
          </table:table-cell>
          <table:table-cell/>
        </table:table-row>
        <table:table-row table:style-name="ro2">
          <table:table-cell table:formula="of:=[.A50]+1" office:value-type="float" office:value="45" calcext:value-type="float">
            <text:p>45</text:p>
          </table:table-cell>
          <table:table-cell table:formula="of:=[.B50]" office:value-type="float" office:value="1000" calcext:value-type="float">
            <text:p>1000</text:p>
          </table:table-cell>
          <table:table-cell table:style-name="ce4" table:formula="of:=[.C50]+[.D50]+[.B51]" office:value-type="float" office:value="52277.3380581392" calcext:value-type="float">
            <text:p>52277.34</text:p>
          </table:table-cell>
          <table:table-cell table:style-name="ce4" table:formula="of:=[.C51]*[.$B$3]" office:value-type="float" office:value="348.515587054261" calcext:value-type="float">
            <text:p>348.52</text:p>
          </table:table-cell>
          <table:table-cell table:formula="of:=IF(MOD([.A51];[.$E$1])=0;1;0)" office:value-type="float" office:value="0" calcext:value-type="float">
            <text:p>0</text:p>
          </table:table-cell>
          <table:table-cell table:style-name="ce4" table:formula="of:=[.F50]+[.G50]+[.B51]" office:value-type="float" office:value="52704.9774336861" calcext:value-type="float">
            <text:p>52704.98</text:p>
          </table:table-cell>
          <table:table-cell table:style-name="ce4" table:formula="of:=[.F51]*[.E51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51]+1" office:value-type="float" office:value="46" calcext:value-type="float">
            <text:p>46</text:p>
          </table:table-cell>
          <table:table-cell table:formula="of:=[.B51]" office:value-type="float" office:value="1000" calcext:value-type="float">
            <text:p>1000</text:p>
          </table:table-cell>
          <table:table-cell table:style-name="ce4" table:formula="of:=[.C51]+[.D51]+[.B52]" office:value-type="float" office:value="53625.8536451935" calcext:value-type="float">
            <text:p>53625.85</text:p>
          </table:table-cell>
          <table:table-cell table:style-name="ce4" table:formula="of:=[.C52]*[.$B$3]" office:value-type="float" office:value="357.505690967956" calcext:value-type="float">
            <text:p>357.51</text:p>
          </table:table-cell>
          <table:table-cell table:formula="of:=IF(MOD([.A52];[.$E$1])=0;1;0)" office:value-type="float" office:value="0" calcext:value-type="float">
            <text:p>0</text:p>
          </table:table-cell>
          <table:table-cell table:style-name="ce4" table:formula="of:=[.F51]+[.G51]+[.B52]" office:value-type="float" office:value="53704.9774336861" calcext:value-type="float">
            <text:p>53704.98</text:p>
          </table:table-cell>
          <table:table-cell table:style-name="ce4" table:formula="of:=[.F52]*[.E52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52]+1" office:value-type="float" office:value="47" calcext:value-type="float">
            <text:p>47</text:p>
          </table:table-cell>
          <table:table-cell table:formula="of:=[.B52]" office:value-type="float" office:value="1000" calcext:value-type="float">
            <text:p>1000</text:p>
          </table:table-cell>
          <table:table-cell table:style-name="ce4" table:formula="of:=[.C52]+[.D52]+[.B53]" office:value-type="float" office:value="54983.3593361614" calcext:value-type="float">
            <text:p>54983.36</text:p>
          </table:table-cell>
          <table:table-cell table:style-name="ce4" table:formula="of:=[.C53]*[.$B$3]" office:value-type="float" office:value="366.555728907743" calcext:value-type="float">
            <text:p>366.56</text:p>
          </table:table-cell>
          <table:table-cell table:formula="of:=IF(MOD([.A53];[.$E$1])=0;1;0)" office:value-type="float" office:value="0" calcext:value-type="float">
            <text:p>0</text:p>
          </table:table-cell>
          <table:table-cell table:style-name="ce4" table:formula="of:=[.F52]+[.G52]+[.B53]" office:value-type="float" office:value="54704.9774336861" calcext:value-type="float">
            <text:p>54704.98</text:p>
          </table:table-cell>
          <table:table-cell table:style-name="ce4" table:formula="of:=[.F53]*[.E53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53]+1" office:value-type="float" office:value="48" calcext:value-type="float">
            <text:p>48</text:p>
          </table:table-cell>
          <table:table-cell table:formula="of:=[.B53]" office:value-type="float" office:value="1000" calcext:value-type="float">
            <text:p>1000</text:p>
          </table:table-cell>
          <table:table-cell table:style-name="ce4" table:formula="of:=[.C53]+[.D53]+[.B54]" office:value-type="float" office:value="56349.9150650692" calcext:value-type="float">
            <text:p>56349.92</text:p>
          </table:table-cell>
          <table:table-cell table:style-name="ce4" table:formula="of:=[.C54]*[.$B$3]" office:value-type="float" office:value="375.666100433794" calcext:value-type="float">
            <text:p>375.67</text:p>
          </table:table-cell>
          <table:table-cell table:formula="of:=IF(MOD([.A54];[.$E$1])=0;1;0)" office:value-type="float" office:value="1" calcext:value-type="float">
            <text:p>1</text:p>
          </table:table-cell>
          <table:table-cell table:style-name="ce4" table:formula="of:=[.F53]+[.G53]+[.B54]" office:value-type="float" office:value="55704.9774336861" calcext:value-type="float">
            <text:p>55704.98</text:p>
          </table:table-cell>
          <table:table-cell table:style-name="ce4" table:formula="of:=[.F54]*[.E54]*[.$E$2]" office:value-type="float" office:value="1485.4660648983" calcext:value-type="float">
            <text:p>1485.47</text:p>
          </table:table-cell>
          <table:table-cell/>
        </table:table-row>
        <table:table-row table:style-name="ro2">
          <table:table-cell table:formula="of:=[.A54]+1" office:value-type="float" office:value="49" calcext:value-type="float">
            <text:p>49</text:p>
          </table:table-cell>
          <table:table-cell table:formula="of:=[.B54]" office:value-type="float" office:value="1000" calcext:value-type="float">
            <text:p>1000</text:p>
          </table:table-cell>
          <table:table-cell table:style-name="ce4" table:formula="of:=[.C54]+[.D54]+[.B55]" office:value-type="float" office:value="57725.581165503" calcext:value-type="float">
            <text:p>57725.58</text:p>
          </table:table-cell>
          <table:table-cell table:style-name="ce4" table:formula="of:=[.C55]*[.$B$3]" office:value-type="float" office:value="384.83720777002" calcext:value-type="float">
            <text:p>384.84</text:p>
          </table:table-cell>
          <table:table-cell table:formula="of:=IF(MOD([.A55];[.$E$1])=0;1;0)" office:value-type="float" office:value="0" calcext:value-type="float">
            <text:p>0</text:p>
          </table:table-cell>
          <table:table-cell table:style-name="ce4" table:formula="of:=[.F54]+[.G54]+[.B55]" office:value-type="float" office:value="58190.4434985844" calcext:value-type="float">
            <text:p>58190.44</text:p>
          </table:table-cell>
          <table:table-cell table:style-name="ce4" table:formula="of:=[.F55]*[.E55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55]+1" office:value-type="float" office:value="50" calcext:value-type="float">
            <text:p>50</text:p>
          </table:table-cell>
          <table:table-cell table:formula="of:=[.B55]" office:value-type="float" office:value="1000" calcext:value-type="float">
            <text:p>1000</text:p>
          </table:table-cell>
          <table:table-cell table:style-name="ce4" table:formula="of:=[.C55]+[.D55]+[.B56]" office:value-type="float" office:value="59110.418373273" calcext:value-type="float">
            <text:p>59110.42</text:p>
          </table:table-cell>
          <table:table-cell table:style-name="ce4" table:formula="of:=[.C56]*[.$B$3]" office:value-type="float" office:value="394.06945582182" calcext:value-type="float">
            <text:p>394.07</text:p>
          </table:table-cell>
          <table:table-cell table:formula="of:=IF(MOD([.A56];[.$E$1])=0;1;0)" office:value-type="float" office:value="0" calcext:value-type="float">
            <text:p>0</text:p>
          </table:table-cell>
          <table:table-cell table:style-name="ce4" table:formula="of:=[.F55]+[.G55]+[.B56]" office:value-type="float" office:value="59190.4434985844" calcext:value-type="float">
            <text:p>59190.44</text:p>
          </table:table-cell>
          <table:table-cell table:style-name="ce4" table:formula="of:=[.F56]*[.E56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56]+1" office:value-type="float" office:value="51" calcext:value-type="float">
            <text:p>51</text:p>
          </table:table-cell>
          <table:table-cell table:formula="of:=[.B56]" office:value-type="float" office:value="1000" calcext:value-type="float">
            <text:p>1000</text:p>
          </table:table-cell>
          <table:table-cell table:style-name="ce4" table:formula="of:=[.C56]+[.D56]+[.B57]" office:value-type="float" office:value="60504.4878290948" calcext:value-type="float">
            <text:p>60504.49</text:p>
          </table:table-cell>
          <table:table-cell table:style-name="ce4" table:formula="of:=[.C57]*[.$B$3]" office:value-type="float" office:value="403.363252193965" calcext:value-type="float">
            <text:p>403.36</text:p>
          </table:table-cell>
          <table:table-cell table:formula="of:=IF(MOD([.A57];[.$E$1])=0;1;0)" office:value-type="float" office:value="0" calcext:value-type="float">
            <text:p>0</text:p>
          </table:table-cell>
          <table:table-cell table:style-name="ce4" table:formula="of:=[.F56]+[.G56]+[.B57]" office:value-type="float" office:value="60190.4434985844" calcext:value-type="float">
            <text:p>60190.44</text:p>
          </table:table-cell>
          <table:table-cell table:style-name="ce4" table:formula="of:=[.F57]*[.E57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57]+1" office:value-type="float" office:value="52" calcext:value-type="float">
            <text:p>52</text:p>
          </table:table-cell>
          <table:table-cell table:formula="of:=[.B57]" office:value-type="float" office:value="1000" calcext:value-type="float">
            <text:p>1000</text:p>
          </table:table-cell>
          <table:table-cell table:style-name="ce4" table:formula="of:=[.C57]+[.D57]+[.B58]" office:value-type="float" office:value="61907.8510812888" calcext:value-type="float">
            <text:p>61907.85</text:p>
          </table:table-cell>
          <table:table-cell table:style-name="ce4" table:formula="of:=[.C58]*[.$B$3]" office:value-type="float" office:value="412.719007208592" calcext:value-type="float">
            <text:p>412.72</text:p>
          </table:table-cell>
          <table:table-cell table:formula="of:=IF(MOD([.A58];[.$E$1])=0;1;0)" office:value-type="float" office:value="1" calcext:value-type="float">
            <text:p>1</text:p>
          </table:table-cell>
          <table:table-cell table:style-name="ce4" table:formula="of:=[.F57]+[.G57]+[.B58]" office:value-type="float" office:value="61190.4434985844" calcext:value-type="float">
            <text:p>61190.44</text:p>
          </table:table-cell>
          <table:table-cell table:style-name="ce4" table:formula="of:=[.F58]*[.E58]*[.$E$2]" office:value-type="float" office:value="1631.74515996225" calcext:value-type="float">
            <text:p>1631.75</text:p>
          </table:table-cell>
          <table:table-cell/>
        </table:table-row>
        <table:table-row table:style-name="ro2">
          <table:table-cell table:formula="of:=[.A58]+1" office:value-type="float" office:value="53" calcext:value-type="float">
            <text:p>53</text:p>
          </table:table-cell>
          <table:table-cell table:formula="of:=[.B58]" office:value-type="float" office:value="1000" calcext:value-type="float">
            <text:p>1000</text:p>
          </table:table-cell>
          <table:table-cell table:style-name="ce4" table:formula="of:=[.C58]+[.D58]+[.B59]" office:value-type="float" office:value="63320.5700884974" calcext:value-type="float">
            <text:p>63320.57</text:p>
          </table:table-cell>
          <table:table-cell table:style-name="ce4" table:formula="of:=[.C59]*[.$B$3]" office:value-type="float" office:value="422.137133923316" calcext:value-type="float">
            <text:p>422.14</text:p>
          </table:table-cell>
          <table:table-cell table:formula="of:=IF(MOD([.A59];[.$E$1])=0;1;0)" office:value-type="float" office:value="0" calcext:value-type="float">
            <text:p>0</text:p>
          </table:table-cell>
          <table:table-cell table:style-name="ce4" table:formula="of:=[.F58]+[.G58]+[.B59]" office:value-type="float" office:value="63822.1886585466" calcext:value-type="float">
            <text:p>63822.19</text:p>
          </table:table-cell>
          <table:table-cell table:style-name="ce4" table:formula="of:=[.F59]*[.E59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59]+1" office:value-type="float" office:value="54" calcext:value-type="float">
            <text:p>54</text:p>
          </table:table-cell>
          <table:table-cell table:formula="of:=[.B59]" office:value-type="float" office:value="1000" calcext:value-type="float">
            <text:p>1000</text:p>
          </table:table-cell>
          <table:table-cell table:style-name="ce4" table:formula="of:=[.C59]+[.D59]+[.B60]" office:value-type="float" office:value="64742.7072224207" calcext:value-type="float">
            <text:p>64742.71</text:p>
          </table:table-cell>
          <table:table-cell table:style-name="ce4" table:formula="of:=[.C60]*[.$B$3]" office:value-type="float" office:value="431.618048149471" calcext:value-type="float">
            <text:p>431.62</text:p>
          </table:table-cell>
          <table:table-cell table:formula="of:=IF(MOD([.A60];[.$E$1])=0;1;0)" office:value-type="float" office:value="0" calcext:value-type="float">
            <text:p>0</text:p>
          </table:table-cell>
          <table:table-cell table:style-name="ce4" table:formula="of:=[.F59]+[.G59]+[.B60]" office:value-type="float" office:value="64822.1886585466" calcext:value-type="float">
            <text:p>64822.19</text:p>
          </table:table-cell>
          <table:table-cell table:style-name="ce4" table:formula="of:=[.F60]*[.E60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60]+1" office:value-type="float" office:value="55" calcext:value-type="float">
            <text:p>55</text:p>
          </table:table-cell>
          <table:table-cell table:formula="of:=[.B60]" office:value-type="float" office:value="1000" calcext:value-type="float">
            <text:p>1000</text:p>
          </table:table-cell>
          <table:table-cell table:style-name="ce4" table:formula="of:=[.C60]+[.D60]+[.B61]" office:value-type="float" office:value="66174.3252705702" calcext:value-type="float">
            <text:p>66174.33</text:p>
          </table:table-cell>
          <table:table-cell table:style-name="ce4" table:formula="of:=[.C61]*[.$B$3]" office:value-type="float" office:value="441.162168470468" calcext:value-type="float">
            <text:p>441.16</text:p>
          </table:table-cell>
          <table:table-cell table:formula="of:=IF(MOD([.A61];[.$E$1])=0;1;0)" office:value-type="float" office:value="0" calcext:value-type="float">
            <text:p>0</text:p>
          </table:table-cell>
          <table:table-cell table:style-name="ce4" table:formula="of:=[.F60]+[.G60]+[.B61]" office:value-type="float" office:value="65822.1886585466" calcext:value-type="float">
            <text:p>65822.19</text:p>
          </table:table-cell>
          <table:table-cell table:style-name="ce4" table:formula="of:=[.F61]*[.E61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61]+1" office:value-type="float" office:value="56" calcext:value-type="float">
            <text:p>56</text:p>
          </table:table-cell>
          <table:table-cell table:formula="of:=[.B61]" office:value-type="float" office:value="1000" calcext:value-type="float">
            <text:p>1000</text:p>
          </table:table-cell>
          <table:table-cell table:style-name="ce4" table:formula="of:=[.C61]+[.D61]+[.B62]" office:value-type="float" office:value="67615.4874390406" calcext:value-type="float">
            <text:p>67615.49</text:p>
          </table:table-cell>
          <table:table-cell table:style-name="ce4" table:formula="of:=[.C62]*[.$B$3]" office:value-type="float" office:value="450.769916260271" calcext:value-type="float">
            <text:p>450.77</text:p>
          </table:table-cell>
          <table:table-cell table:formula="of:=IF(MOD([.A62];[.$E$1])=0;1;0)" office:value-type="float" office:value="1" calcext:value-type="float">
            <text:p>1</text:p>
          </table:table-cell>
          <table:table-cell table:style-name="ce4" table:formula="of:=[.F61]+[.G61]+[.B62]" office:value-type="float" office:value="66822.1886585466" calcext:value-type="float">
            <text:p>66822.19</text:p>
          </table:table-cell>
          <table:table-cell table:style-name="ce4" table:formula="of:=[.F62]*[.E62]*[.$E$2]" office:value-type="float" office:value="1781.92503089458" calcext:value-type="float">
            <text:p>1781.93</text:p>
          </table:table-cell>
          <table:table-cell/>
        </table:table-row>
        <table:table-row table:style-name="ro2">
          <table:table-cell table:formula="of:=[.A62]+1" office:value-type="float" office:value="57" calcext:value-type="float">
            <text:p>57</text:p>
          </table:table-cell>
          <table:table-cell table:formula="of:=[.B62]" office:value-type="float" office:value="1000" calcext:value-type="float">
            <text:p>1000</text:p>
          </table:table-cell>
          <table:table-cell table:style-name="ce4" table:formula="of:=[.C62]+[.D62]+[.B63]" office:value-type="float" office:value="69066.2573553009" calcext:value-type="float">
            <text:p>69066.26</text:p>
          </table:table-cell>
          <table:table-cell table:style-name="ce4" table:formula="of:=[.C63]*[.$B$3]" office:value-type="float" office:value="460.441715702006" calcext:value-type="float">
            <text:p>460.44</text:p>
          </table:table-cell>
          <table:table-cell table:formula="of:=IF(MOD([.A63];[.$E$1])=0;1;0)" office:value-type="float" office:value="0" calcext:value-type="float">
            <text:p>0</text:p>
          </table:table-cell>
          <table:table-cell table:style-name="ce4" table:formula="of:=[.F62]+[.G62]+[.B63]" office:value-type="float" office:value="69604.1136894412" calcext:value-type="float">
            <text:p>69604.11</text:p>
          </table:table-cell>
          <table:table-cell table:style-name="ce4" table:formula="of:=[.F63]*[.E63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63]+1" office:value-type="float" office:value="58" calcext:value-type="float">
            <text:p>58</text:p>
          </table:table-cell>
          <table:table-cell table:formula="of:=[.B63]" office:value-type="float" office:value="1000" calcext:value-type="float">
            <text:p>1000</text:p>
          </table:table-cell>
          <table:table-cell table:style-name="ce4" table:formula="of:=[.C63]+[.D63]+[.B64]" office:value-type="float" office:value="70526.6990710029" calcext:value-type="float">
            <text:p>70526.70</text:p>
          </table:table-cell>
          <table:table-cell table:style-name="ce4" table:formula="of:=[.C64]*[.$B$3]" office:value-type="float" office:value="470.177993806686" calcext:value-type="float">
            <text:p>470.18</text:p>
          </table:table-cell>
          <table:table-cell table:formula="of:=IF(MOD([.A64];[.$E$1])=0;1;0)" office:value-type="float" office:value="0" calcext:value-type="float">
            <text:p>0</text:p>
          </table:table-cell>
          <table:table-cell table:style-name="ce4" table:formula="of:=[.F63]+[.G63]+[.B64]" office:value-type="float" office:value="70604.1136894412" calcext:value-type="float">
            <text:p>70604.11</text:p>
          </table:table-cell>
          <table:table-cell table:style-name="ce4" table:formula="of:=[.F64]*[.E64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64]+1" office:value-type="float" office:value="59" calcext:value-type="float">
            <text:p>59</text:p>
          </table:table-cell>
          <table:table-cell table:formula="of:=[.B64]" office:value-type="float" office:value="1000" calcext:value-type="float">
            <text:p>1000</text:p>
          </table:table-cell>
          <table:table-cell table:style-name="ce4" table:formula="of:=[.C64]+[.D64]+[.B65]" office:value-type="float" office:value="71996.8770648096" calcext:value-type="float">
            <text:p>71996.88</text:p>
          </table:table-cell>
          <table:table-cell table:style-name="ce4" table:formula="of:=[.C65]*[.$B$3]" office:value-type="float" office:value="479.979180432064" calcext:value-type="float">
            <text:p>479.98</text:p>
          </table:table-cell>
          <table:table-cell table:formula="of:=IF(MOD([.A65];[.$E$1])=0;1;0)" office:value-type="float" office:value="0" calcext:value-type="float">
            <text:p>0</text:p>
          </table:table-cell>
          <table:table-cell table:style-name="ce4" table:formula="of:=[.F64]+[.G64]+[.B65]" office:value-type="float" office:value="71604.1136894412" calcext:value-type="float">
            <text:p>71604.11</text:p>
          </table:table-cell>
          <table:table-cell table:style-name="ce4" table:formula="of:=[.F65]*[.E65]*[.$E$2]" office:value-type="float" office:value="0" calcext:value-type="float">
            <text:p>0.00</text:p>
          </table:table-cell>
          <table:table-cell/>
        </table:table-row>
        <table:table-row table:style-name="ro2">
          <table:table-cell table:formula="of:=[.A65]+1" office:value-type="float" office:value="60" calcext:value-type="float">
            <text:p>60</text:p>
          </table:table-cell>
          <table:table-cell table:formula="of:=[.B65]" office:value-type="float" office:value="1000" calcext:value-type="float">
            <text:p>1000</text:p>
          </table:table-cell>
          <table:table-cell table:style-name="ce4" table:formula="of:=[.C65]+[.D65]+[.B66]" office:value-type="float" office:value="73476.8562452417" calcext:value-type="float">
            <text:p>73476.86</text:p>
          </table:table-cell>
          <table:table-cell table:style-name="ce4" table:formula="of:=[.C66]*[.$B$3]" office:value-type="float" office:value="489.845708301611" calcext:value-type="float">
            <text:p>489.85</text:p>
          </table:table-cell>
          <table:table-cell table:formula="of:=IF(MOD([.A66];[.$E$1])=0;1;0)" office:value-type="float" office:value="1" calcext:value-type="float">
            <text:p>1</text:p>
          </table:table-cell>
          <table:table-cell table:style-name="ce4" table:formula="of:=[.F65]+[.G65]+[.B66]" office:value-type="float" office:value="72604.1136894412" calcext:value-type="float">
            <text:p>72604.11</text:p>
          </table:table-cell>
          <table:table-cell table:style-name="ce4" table:formula="of:=[.F66]*[.E66]*[.$E$2]" office:value-type="float" office:value="1936.1096983851" calcext:value-type="float">
            <text:p>1936.11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ROUND([.C66]+[.D66];2)" office:value-type="float" office:value="73966.7" calcext:value-type="float">
            <text:p>73966.7</text:p>
          </table:table-cell>
          <table:table-cell table:number-columns-repeated="2"/>
          <table:table-cell table:formula="of:=ROUND([.F66]+[.G66];2)" office:value-type="float" office:value="74540.22" calcext:value-type="float">
            <text:p>74540.22</text:p>
          </table:table-cell>
          <table:table-cell table:number-columns-repeated="2"/>
        </table:table-row>
        <table:table-row table:style-name="ro2" table:number-rows-repeated="104850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currency-style style:name="N129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9P0"/>
    </number:currency-style>
    <number:number-style style:name="N130">
      <number:number number:decimal-places="1" number:min-integer-digits="1"/>
    </number:number-style>
    <number:number-style style:name="N131">
      <number:number number:decimal-places="11" number:min-integer-digits="1"/>
    </number:number-style>
    <number:number-style style:name="N132">
      <number:number number:decimal-places="12" number:min-integer-digits="1"/>
    </number:number-style>
    <number:number-style style:name="N133">
      <number:number number:decimal-places="1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20-01-01T17:37:07.191127840</meta:creation-date>
    <dc:date>2020-01-01T17:48:04.268745075</dc:date>
    <dc:creator>root </dc:creator>
    <meta:editing-duration>PT7M27S</meta:editing-duration>
    <meta:editing-cycles>3</meta:editing-cycles>
    <meta:generator>LibreOffice/4.1.3.2$Linux_x86 LibreOffice_project/410$Build-2</meta:generator>
    <meta:document-statistic meta:table-count="1" meta:cell-count="443" meta:object-count="0"/>
  </office:meta>
</office:document-meta>
</file>